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96cm" fo:margin-left="0cm" table:align="left"/>
    </style:style>
    <style:style style:name="Tabela1.A" style:family="table-column">
      <style:table-column-properties style:column-width="17.096cm"/>
    </style:style>
    <style:style style:name="Tabela1.1" style:family="table-row">
      <style:table-row-properties style:min-row-height="8.49cm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6.902cm" table:align="margins"/>
    </style:style>
    <style:style style:name="Tabela2.A" style:family="table-column">
      <style:table-column-properties style:column-width="1.686cm" style:rel-column-width="956*"/>
    </style:style>
    <style:style style:name="Tabela2.B" style:family="table-column">
      <style:table-column-properties style:column-width="4.507cm" style:rel-column-width="2555*"/>
    </style:style>
    <style:style style:name="Tabela2.C" style:family="table-column">
      <style:table-column-properties style:column-width="10.709cm" style:rel-column-width="6071*"/>
    </style:style>
    <style:style style:name="Tabela2.1" style:family="table-row">
      <style:table-row-properties style:min-row-height="0.8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3" style:family="table">
      <style:table-properties style:width="16.902cm" table:align="margins"/>
    </style:style>
    <style:style style:name="Tabela3.A" style:family="table-column">
      <style:table-column-properties style:column-width="5.634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16.902cm" table:align="margins"/>
    </style:style>
    <style:style style:name="Tabela4.A" style:family="table-column">
      <style:table-column-properties style:column-width="4.226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5" style:family="table">
      <style:table-properties style:width="16.902cm" table:align="margins"/>
    </style:style>
    <style:style style:name="Tabela5.A" style:family="table-column">
      <style:table-column-properties style:column-width="16.902cm" style:rel-column-width="65535*"/>
    </style:style>
    <style:style style:name="Tabela5.1" style:family="table-row">
      <style:table-row-properties style:min-row-height="3.403cm"/>
    </style:style>
    <style:style style:name="Tabela5.A1" style:family="table-cell">
      <style:table-cell-properties fo:padding="0.097cm" fo:border="0.05pt solid #000000"/>
    </style:style>
    <style:style style:name="Tabela2" style:family="table">
      <style:table-properties style:width="16.902cm" table:align="margins"/>
    </style:style>
    <style:style style:name="Tabela2.A" style:family="table-column">
      <style:table-column-properties style:column-width="1.686cm" style:rel-column-width="956*"/>
    </style:style>
    <style:style style:name="Tabela2.B" style:family="table-column">
      <style:table-column-properties style:column-width="4.507cm" style:rel-column-width="2555*"/>
    </style:style>
    <style:style style:name="Tabela2.C" style:family="table-column">
      <style:table-column-properties style:column-width="10.709cm" style:rel-column-width="6071*"/>
    </style:style>
    <style:style style:name="Tabela2.1" style:family="table-row">
      <style:table-row-properties style:min-row-height="0.81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3" style:family="table">
      <style:table-properties style:width="16.902cm" table:align="margins"/>
    </style:style>
    <style:style style:name="Tabela3.A" style:family="table-column">
      <style:table-column-properties style:column-width="5.634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16.902cm" table:align="margins"/>
    </style:style>
    <style:style style:name="Tabela4.A" style:family="table-column">
      <style:table-column-properties style:column-width="4.226cm" style:rel-column-width="1638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5" style:family="table">
      <style:table-properties style:width="16.902cm" table:align="margins"/>
    </style:style>
    <style:style style:name="Tabela5.A" style:family="table-column">
      <style:table-column-properties style:column-width="16.902cm" style:rel-column-width="65535*"/>
    </style:style>
    <style:style style:name="Tabela5.1" style:family="table-row">
      <style:table-row-properties style:min-row-height="3.403cm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.096cm" fo:margin-left="0cm" table:align="left"/>
    </style:style>
    <style:style style:name="Tabela6.A" style:family="table-column">
      <style:table-column-properties style:column-width="17.096cm"/>
    </style:style>
    <style:style style:name="Tabela6.1" style:family="table-row">
      <style:table-row-properties style:min-row-height="8.49cm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6.902cm" table:align="margins"/>
    </style:style>
    <style:style style:name="Tabela7.A" style:family="table-column">
      <style:table-column-properties style:column-width="1.686cm" style:rel-column-width="956*"/>
    </style:style>
    <style:style style:name="Tabela7.B" style:family="table-column">
      <style:table-column-properties style:column-width="4.507cm" style:rel-column-width="2555*"/>
    </style:style>
    <style:style style:name="Tabela7.C" style:family="table-column">
      <style:table-column-properties style:column-width="10.709cm" style:rel-column-width="607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8" style:family="table">
      <style:table-properties style:width="16.902cm" table:align="margins"/>
    </style:style>
    <style:style style:name="Tabela8.A" style:family="table-column">
      <style:table-column-properties style:column-width="16.902cm" style:rel-column-width="65535*"/>
    </style:style>
    <style:style style:name="Tabela8.A1" style:family="table-cell">
      <style:table-cell-properties fo:padding="0.097cm" fo:border="0.05pt solid #000000"/>
    </style:style>
    <style:style style:name="Tabela11" style:family="table">
      <style:table-properties style:width="16.902cm" table:align="margins"/>
    </style:style>
    <style:style style:name="Tabela11.A" style:family="table-column">
      <style:table-column-properties style:column-width="8.451cm" style:rel-column-width="32768*"/>
    </style:style>
    <style:style style:name="Tabela11.B" style:family="table-column">
      <style:table-column-properties style:column-width="8.451cm" style:rel-column-width="3276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9" style:family="table">
      <style:table-properties style:width="16.902cm" table:align="margins"/>
    </style:style>
    <style:style style:name="Tabela9.A" style:family="table-column">
      <style:table-column-properties style:column-width="2.006cm" style:rel-column-width="1137*"/>
    </style:style>
    <style:style style:name="Tabela9.B" style:family="table-column">
      <style:table-column-properties style:column-width="2.094cm" style:rel-column-width="1187*"/>
    </style:style>
    <style:style style:name="Tabela9.D" style:family="table-column">
      <style:table-column-properties style:column-width="4.013cm" style:rel-column-width="2275*"/>
    </style:style>
    <style:style style:name="Tabela9.E" style:family="table-column">
      <style:table-column-properties style:column-width="3.489cm" style:rel-column-width="1978*"/>
    </style:style>
    <style:style style:name="Tabela9.F" style:family="table-column">
      <style:table-column-properties style:column-width="3.207cm" style:rel-column-width="181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10" style:family="table">
      <style:table-properties style:width="16.902cm" table:align="margins"/>
    </style:style>
    <style:style style:name="Tabela10.A" style:family="table-column">
      <style:table-column-properties style:column-width="16.902cm" style:rel-column-width="65535*"/>
    </style:style>
    <style:style style:name="Tabela10.1" style:family="table-row">
      <style:table-row-properties style:min-row-height="3.403cm"/>
    </style:style>
    <style:style style:name="Tabela10.A1" style:family="table-cell">
      <style:table-cell-properties fo:padding="0.097cm" fo:border="0.05pt solid #000000"/>
    </style:style>
    <style:style style:name="Tabela7" style:family="table">
      <style:table-properties style:width="16.902cm" table:align="margins"/>
    </style:style>
    <style:style style:name="Tabela7.A" style:family="table-column">
      <style:table-column-properties style:column-width="1.686cm" style:rel-column-width="956*"/>
    </style:style>
    <style:style style:name="Tabela7.B" style:family="table-column">
      <style:table-column-properties style:column-width="4.507cm" style:rel-column-width="2555*"/>
    </style:style>
    <style:style style:name="Tabela7.C" style:family="table-column">
      <style:table-column-properties style:column-width="10.709cm" style:rel-column-width="607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9" style:family="table">
      <style:table-properties style:width="16.902cm" table:align="margins"/>
    </style:style>
    <style:style style:name="Tabela9.A" style:family="table-column">
      <style:table-column-properties style:column-width="2.006cm" style:rel-column-width="1137*"/>
    </style:style>
    <style:style style:name="Tabela9.B" style:family="table-column">
      <style:table-column-properties style:column-width="2.094cm" style:rel-column-width="1187*"/>
    </style:style>
    <style:style style:name="Tabela9.D" style:family="table-column">
      <style:table-column-properties style:column-width="4.013cm" style:rel-column-width="2275*"/>
    </style:style>
    <style:style style:name="Tabela9.E" style:family="table-column">
      <style:table-column-properties style:column-width="3.489cm" style:rel-column-width="1978*"/>
    </style:style>
    <style:style style:name="Tabela9.F" style:family="table-column">
      <style:table-column-properties style:column-width="3.207cm" style:rel-column-width="181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F1" style:family="table-cell">
      <style:table-cell-properties fo:padding="0.097cm" fo:border="0.05pt solid #000000"/>
    </style:style>
    <style:style style:name="Tabela10" style:family="table">
      <style:table-properties style:width="16.902cm" table:align="margins"/>
    </style:style>
    <style:style style:name="Tabela10.A" style:family="table-column">
      <style:table-column-properties style:column-width="16.902cm" style:rel-column-width="65535*"/>
    </style:style>
    <style:style style:name="Tabela10.1" style:family="table-row">
      <style:table-row-properties style:min-row-height="3.403cm"/>
    </style:style>
    <style:style style:name="Tabela10.A1" style:family="table-cell">
      <style:table-cell-properties fo:padding="0.097cm" fo:border="0.05pt solid #000000"/>
    </style:style>
    <style:style style:name="Tabela8" style:family="table">
      <style:table-properties style:width="16.902cm" table:align="margins"/>
    </style:style>
    <style:style style:name="Tabela8.A" style:family="table-column">
      <style:table-column-properties style:column-width="16.902cm" style:rel-column-width="65535*"/>
    </style:style>
    <style:style style:name="Tabela8.A1" style:family="table-cell">
      <style:table-cell-properties fo:padding="0.097cm" fo:border="0.05pt solid #000000"/>
    </style:style>
    <style:style style:name="Tabela11" style:family="table">
      <style:table-properties style:width="16.902cm" table:align="margins"/>
    </style:style>
    <style:style style:name="Tabela11.A" style:family="table-column">
      <style:table-column-properties style:column-width="8.451cm" style:rel-column-width="32768*"/>
    </style:style>
    <style:style style:name="Tabela11.B" style:family="table-column">
      <style:table-column-properties style:column-width="8.451cm" style:rel-column-width="32767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ing_20_2">
      <style:text-properties style:font-name="arial"/>
    </style:style>
    <style:style style:name="P2" style:family="paragraph" style:parent-style-name="Standard">
      <style:text-properties style:font-name="arial" officeooo:rsid="00204fa8" officeooo:paragraph-rsid="0025e042"/>
    </style:style>
    <style:style style:name="P3" style:family="paragraph" style:parent-style-name="Table_20_Contents">
      <style:text-properties style:font-name="arial" officeooo:rsid="00204fa8" officeooo:paragraph-rsid="00204fa8"/>
    </style:style>
    <style:style style:name="P4" style:family="paragraph" style:parent-style-name="Table_20_Contents">
      <style:paragraph-properties fo:text-align="end" style:justify-single-word="false"/>
      <style:text-properties style:font-name="arial" officeooo:rsid="00204fa8" officeooo:paragraph-rsid="00204fa8"/>
    </style:style>
    <style:style style:name="P5" style:family="paragraph" style:parent-style-name="Table_20_Contents">
      <style:paragraph-properties fo:text-align="end" style:justify-single-word="false"/>
      <style:text-properties style:font-name="arial" officeooo:rsid="00204fa8" officeooo:paragraph-rsid="0025e042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04fa8" officeooo:paragraph-rsid="00204fa8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04fa8" officeooo:paragraph-rsid="0025e042"/>
    </style:style>
    <style:style style:name="P8" style:family="paragraph" style:parent-style-name="Table_20_Contents">
      <style:paragraph-properties fo:text-align="start" style:justify-single-word="false"/>
      <style:text-properties style:font-name="arial" officeooo:rsid="00204fa8" officeooo:paragraph-rsid="00204fa8"/>
    </style:style>
    <style:style style:name="P9" style:family="paragraph" style:parent-style-name="Table_20_Contents">
      <style:paragraph-properties fo:text-align="start" style:justify-single-word="false"/>
      <style:text-properties style:font-name="arial" officeooo:rsid="00204fa8" officeooo:paragraph-rsid="0025e042"/>
    </style:style>
    <style:style style:name="P10" style:family="paragraph" style:parent-style-name="Table_20_Contents">
      <style:text-properties style:font-name="arial" officeooo:rsid="00204fa8" officeooo:paragraph-rsid="0025e042"/>
    </style:style>
    <style:style style:name="P11" style:family="paragraph" style:parent-style-name="Table_20_Contents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paragraph-properties fo:text-align="start" style:justify-single-word="false"/>
      <style:text-properties style:font-name="arial" officeooo:rsid="0021ee5a" officeooo:paragraph-rsid="0021ee5a"/>
    </style:style>
    <style:style style:name="P13" style:family="paragraph" style:parent-style-name="Table_20_Contents">
      <style:paragraph-properties fo:text-align="start" style:justify-single-word="false"/>
      <style:text-properties style:font-name="arial" officeooo:rsid="0021ee5a" officeooo:paragraph-rsid="0025e042"/>
    </style:style>
    <style:style style:name="P14" style:family="paragraph" style:parent-style-name="Table_20_Contents">
      <style:text-properties style:font-name="arial" officeooo:rsid="0021ee5a" officeooo:paragraph-rsid="0021ee5a"/>
    </style:style>
    <style:style style:name="P15" style:family="paragraph" style:parent-style-name="Table_20_Contents">
      <style:text-properties style:font-name="arial" officeooo:rsid="0021ee5a" officeooo:paragraph-rsid="0025e042"/>
    </style:style>
    <style:style style:name="P16" style:family="paragraph" style:parent-style-name="Table_20_Contents">
      <style:paragraph-properties fo:text-align="center" style:justify-single-word="false"/>
      <style:text-properties style:font-name="arial" officeooo:rsid="0021ee5a" officeooo:paragraph-rsid="0025e042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rsid="0025e042" officeooo:paragraph-rsid="0025e042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26e59b" officeooo:paragraph-rsid="0026e59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rsid="00277a1b" officeooo:paragraph-rsid="00277a1b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rsid="0027fe80" officeooo:paragraph-rsid="0027fe80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rsid="002e0fb5" officeooo:paragraph-rsid="002e0fb5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rsid="002f2373" officeooo:paragraph-rsid="002f2373"/>
    </style:style>
    <style:style style:name="P23" style:family="paragraph" style:parent-style-name="Table_20_Contents">
      <style:paragraph-properties fo:text-align="start" style:justify-single-word="false"/>
      <style:text-properties style:font-name="arial" officeooo:rsid="0030738f" officeooo:paragraph-rsid="0030738f"/>
    </style:style>
    <style:style style:name="P24" style:family="paragraph" style:parent-style-name="Text_20_body">
      <style:text-properties style:font-name="arial"/>
    </style:style>
    <style:style style:name="P25" style:family="paragraph" style:parent-style-name="Text_20_body" style:list-style-name="L1">
      <style:text-properties style:font-name="arial" officeooo:rsid="001bcd02" officeooo:paragraph-rsid="001bcd02"/>
    </style:style>
    <style:style style:name="P26" style:family="paragraph" style:parent-style-name="Text_20_body">
      <style:text-properties style:font-name="arial" officeooo:rsid="001bcd02" officeooo:paragraph-rsid="001bcd02"/>
    </style:style>
    <style:style style:name="P27" style:family="paragraph" style:parent-style-name="Text_20_body" style:list-style-name="L3">
      <style:text-properties style:font-name="arial" officeooo:rsid="001bcd02" officeooo:paragraph-rsid="001bcd02"/>
    </style:style>
    <style:style style:name="P28" style:family="paragraph" style:parent-style-name="Text_20_body">
      <style:text-properties style:font-name="arial" officeooo:rsid="00204fa8"/>
    </style:style>
    <style:style style:name="P29" style:family="paragraph" style:parent-style-name="Text_20_body">
      <style:text-properties officeooo:rsid="0026157c" officeooo:paragraph-rsid="0026157c"/>
    </style:style>
    <style:style style:name="P30" style:family="paragraph" style:parent-style-name="Text_20_body">
      <style:text-properties officeooo:rsid="00286e7a" officeooo:paragraph-rsid="00286e7a"/>
    </style:style>
    <style:style style:name="P31" style:family="paragraph" style:parent-style-name="Text_20_body">
      <style:text-properties officeooo:paragraph-rsid="00286e7a"/>
    </style:style>
    <style:style style:name="P32" style:family="paragraph" style:parent-style-name="Text_20_body">
      <style:text-properties fo:font-weight="bold" officeooo:rsid="00286e7a" officeooo:paragraph-rsid="002ad884" style:font-weight-asian="bold" style:font-weight-complex="bold"/>
    </style:style>
    <style:style style:name="P33" style:family="paragraph" style:parent-style-name="Title">
      <style:text-properties style:font-name="arial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5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7" style:family="paragraph">
      <loext:graphic-properties draw:fill="solid" draw:fill-color="#2a6099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cd02"/>
    </style:style>
    <style:style style:name="T2" style:family="text">
      <style:text-properties officeooo:rsid="001e6110"/>
    </style:style>
    <style:style style:name="T3" style:family="text">
      <style:text-properties style:font-name="arial"/>
    </style:style>
    <style:style style:name="T4" style:family="text">
      <style:text-properties style:font-name="arial" officeooo:rsid="001e6110"/>
    </style:style>
    <style:style style:name="T5" style:family="text">
      <style:text-properties officeooo:rsid="0026157c"/>
    </style:style>
    <style:style style:name="T6" style:family="text">
      <style:text-properties officeooo:rsid="00286e7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200b" style:font-weight-asian="normal" style:font-weight-complex="normal"/>
    </style:style>
    <style:style style:name="T10" style:family="text">
      <style:text-properties fo:font-weight="normal" officeooo:rsid="002ad884" style:font-weight-asian="normal" style:font-weight-complex="normal"/>
    </style:style>
    <style:style style:name="T11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000000" draw:fill="solid" draw:fill-color="#2a6099" draw:textarea-vertical-align="middle" fo:min-height="0.4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2a6099" draw:textarea-vertical-align="middle" fo:min-height="0.39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2a6099" draw:textarea-vertical-align="middle" fo:min-height="0.395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App Estacionamento rotativo</text:p>
      <text:p text:style-name="Subtitle">19/<text:span text:style-name="T2">O</text:span>ut/2021</text:p>
      <text:p text:style-name="P24"/>
      <text:h text:style-name="Heading_20_1" text:outline-level="1"><text:span text:style-name="T3">Página</text:span><text:span text:style-name="T4">s</text:span><text:span text:style-name="T3">:</text:span></text:h>
      <text:h text:style-name="P1" text:outline-level="2">Login <text:span text:style-name="T1">Usuário comum</text:span></text:h>
      <text:list xml:id="list3333782100" text:style-name="L1">
        <text:list-item>
          <text:p text:style-name="P25">Usuário</text:p>
        </text:list-item>
        <text:list-item>
          <text:p text:style-name="P25">Senha</text:p>
        </text:list-item>
      </text:list>
      <text:h text:style-name="Heading_20_2" text:outline-level="2">Login Usuário adm</text:h>
      <text:list xml:id="list372422730" text:style-name="L3">
        <text:list-item>
          <text:p text:style-name="P27">Usar e personalizar a área adm do Django</text:p>
          <text:p text:style-name="P27"/>
        </text:list-item>
      </text:list>
      <text:h text:style-name="Heading_20_1" text:outline-level="1">Páginas Pós Login</text:h>
      <text:h text:style-name="Heading_20_2" text:outline-level="2">Página de principal</text:h>
      <text:p text:style-name="P30">Página de controle de entrada e saída de veículos. </text:p>
      <text:p text:style-name="P30"/>
      <text:p text:style-name="P31"><text:span text:style-name="T6">No campo “placa” é digitada a placa </text:span></text:p>
      <text:p text:style-name="P30"><text:span text:style-name="T7">BTN Entrada: </text:span>Após a inserção da placa sera realizada um busca no BD_Cadastro para verificação da mesma. Caso a mesma esteja cadastrada no BD_Cadastro a liberação de entrada sera realizada.</text:p>
      <text:p text:style-name="P32">BTN Saída: <text:span text:style-name="T8">Após a inserção da placa, sera realizada um</text:span><text:span text:style-name="T9">a</text:span><text:span text:style-name="T8"> busca no </text:span><text:span text:style-name="T9">BD_Vagas para verificação da mesa, o horário de entrada comparado com o horário de saída aplicando o valor</text:span></text:p>
      <text:p text:style-name="P32"><text:span text:style-name="T10">OBS → Redirecionamento da página para uma PG de pagamento</text:span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able:table table:name="Tabela7" table:style-name="Tabela7">
              <table:table-column table:style-name="Tabela7.A"/>
              <table:table-column table:style-name="Tabela7.B"/>
              <table:table-column table:style-name="Tabela7.C"/>
              <table:table-row table:style-name="TableLine94013610342928">
                <table:table-cell table:style-name="Tabela7.A1" office:value-type="string">
                  <text:p text:style-name="P10">Logo</text:p>
                </table:table-cell>
                <table:table-cell table:style-name="Tabela7.A1" office:value-type="string">
                  <text:p text:style-name="P10">Nome:Operador</text:p>
                </table:table-cell>
                <table:table-cell table:style-name="Tabela7.C1" office:value-type="string">
                  <text:p text:style-name="P5">Config</text:p>
                </table:table-cell>
              </table:table-row>
            </table:table>
            <text:p text:style-name="P10"/>
            <text:p text:style-name="P15">Registro de entrada: </text:p>
            <table:table table:name="Tabela8" table:style-name="Tabela8">
              <table:table-column table:style-name="Tabela8.A"/>
              <table:table-row table:style-name="TableLine94013616004864">
                <table:table-cell table:style-name="Tabela8.A1" office:value-type="string">
                  <text:p text:style-name="P16">Placa: <text:span text:style-name="T5">placa sera buscada no bd cadastro</text:span></text:p>
                </table:table-cell>
              </table:table-row>
            </table:table>
            <text:p text:style-name="P9"/>
            <text:p text:style-name="P7"><draw:frame text:anchor-type="paragraph" draw:z-index="1" draw:name="Forma1_0" draw:style-name="gr2" draw:text-style-name="P37" svg:width="1.745cm" svg:height="0.489cm" svg:x="5.262cm" svg:y="0.118cm"><draw:text-box><text:p text:style-name="P36"><text:span text:style-name="T12">Entrada</text:span></text:p></draw:text-box></draw:frame><draw:frame text:anchor-type="paragraph" draw:z-index="2" draw:name="Forma1_2" draw:style-name="gr1" draw:text-style-name="P35" svg:width="1.747cm" svg:height="0.491cm" svg:x="8.343cm" svg:y="0.176cm"><draw:text-box><text:p text:style-name="P34"><text:span text:style-name="T11">Saída</text:span></text:p></draw:text-box></draw:frame></text:p>
            <text:p text:style-name="P9"/>
            <text:p text:style-name="P9"/>
            <text:p text:style-name="P9"/>
            <text:p text:style-name="P13">Controle de vagas</text:p>
            <table:table table:name="Tabela11" table:style-name="Tabela11">
              <table:table-column table:style-name="Tabela11.A"/>
              <table:table-column table:style-name="Tabela11.B"/>
              <table:table-row table:style-name="TableLine94013619761856">
                <table:table-cell table:style-name="Tabela11.A1" office:value-type="string">
                  <text:p text:style-name="P21">Buscar </text:p>
                </table:table-cell>
                <table:table-cell table:style-name="Tabela11.B1" office:value-type="string">
                  <text:p text:style-name="P23">Vgas disponivel</text:p>
                </table:table-cell>
              </table:table-row>
            </table:table>
            <text:p text:style-name="P13"><text:soft-page-break/></text:p>
            <table:table table:name="Tabela9" table:style-name="Tabela9">
              <table:table-column table:style-name="Tabela9.A"/>
              <table:table-column table:style-name="Tabela9.B" table:number-columns-repeated="2"/>
              <table:table-column table:style-name="Tabela9.D"/>
              <table:table-column table:style-name="Tabela9.E"/>
              <table:table-column table:style-name="Tabela9.F"/>
              <table:table-row table:style-name="TableLine94013554202864">
                <table:table-cell table:style-name="Tabela9.A1" office:value-type="string">
                  <text:p text:style-name="P13">Cod.</text:p>
                </table:table-cell>
                <table:table-cell table:style-name="Tabela9.A1" office:value-type="string">
                  <text:p text:style-name="P13">Placa</text:p>
                </table:table-cell>
                <table:table-cell table:style-name="Tabela9.A1" office:value-type="string">
                  <text:p text:style-name="P18">modelo</text:p>
                </table:table-cell>
                <table:table-cell table:style-name="Tabela9.A1" office:value-type="string">
                  <text:p text:style-name="P18">Tipo: rot/mens</text:p>
                </table:table-cell>
                <table:table-cell table:style-name="Tabela9.A1" office:value-type="string">
                  <text:p text:style-name="P18">Data</text:p>
                </table:table-cell>
                <table:table-cell table:style-name="Tabela9.F1" office:value-type="string">
                  <text:p text:style-name="P22">Vagas</text:p>
                </table:table-cell>
              </table:table-row>
            </table:table>
            <table:table table:name="Tabela10" table:style-name="Tabela10">
              <table:table-column table:style-name="Tabela10.A"/>
              <table:table-row table:style-name="Tabela10.1">
                <table:table-cell table:style-name="Tabela10.A1" office:value-type="string">
                  <text:p text:style-name="P17">Dados do BD <text:span text:style-name="T5">dos veículos na vaga(tempo real)</text:span></text:p>
                  <text:p text:style-name="P19">Busca por sistema de reload</text:p>
                </table:table-cell>
              </table:table-row>
            </table:table>
            <text:p text:style-name="P9"/>
          </table:table-cell>
        </table:table-row>
      </table:table>
      <text:p text:style-name="P2"/>
      <text:p text:style-name="P28"/>
      <text:h text:style-name="Heading_20_2" text:outline-level="2">Página de cadastro</text:h>
      <text:p text:style-name="P29">Caso o a placa digitada não seja encontrada no BD de cadastro.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C"/>
              <table:table-row table:style-name="Tabela2.1">
                <table:table-cell table:style-name="Tabela2.A1" office:value-type="string">
                  <text:p text:style-name="P3">Logo</text:p>
                </table:table-cell>
                <table:table-cell table:style-name="Tabela2.A1" office:value-type="string">
                  <text:p text:style-name="P3">Nome:Operador</text:p>
                </table:table-cell>
                <table:table-cell table:style-name="Tabela2.C1" office:value-type="string">
                  <text:p text:style-name="P4">Config</text:p>
                </table:table-cell>
              </table:table-row>
            </table:table>
            <text:p text:style-name="P3"/>
            <text:p text:style-name="P14">Registro de entrada: </text:p>
            <table:table table:name="Tabela3" table:style-name="Tabela3">
              <table:table-column table:style-name="Tabela3.A" table:number-columns-repeated="3"/>
              <table:table-row table:style-name="TableLine94013614916784">
                <table:table-cell table:style-name="Tabela3.A1" office:value-type="string">
                  <text:p text:style-name="P12">Placa</text:p>
                </table:table-cell>
                <table:table-cell table:style-name="Tabela3.A1" office:value-type="string">
                  <text:p text:style-name="P12">Veiculo</text:p>
                </table:table-cell>
                <table:table-cell table:style-name="Tabela3.C1" office:value-type="string">
                  <text:p text:style-name="P12">Cor</text:p>
                </table:table-cell>
              </table:table-row>
            </table:table>
            <text:p text:style-name="P8"/>
            <text:p text:style-name="P6"><draw:frame text:anchor-type="paragraph" draw:z-index="0" draw:name="Forma1_1" draw:style-name="gr3" draw:text-style-name="P37" svg:width="1.745cm" svg:height="0.489cm" svg:x="6.657cm" svg:y="0.118cm"><draw:text-box><text:p text:style-name="P36"><text:span text:style-name="T12">Entrada</text:span></text:p></draw:text-box></draw:frame></text:p>
            <text:p text:style-name="P8"/>
            <text:p text:style-name="P12">Controle de vagas</text:p>
            <table:table table:name="Tabela4" table:style-name="Tabela4">
              <table:table-column table:style-name="Tabela4.A" table:number-columns-repeated="4"/>
              <table:table-row table:style-name="TableLine94013611201376">
                <table:table-cell table:style-name="Tabela4.A1" office:value-type="string">
                  <text:p text:style-name="P12">Cod.</text:p>
                </table:table-cell>
                <table:table-cell table:style-name="Tabela4.A1" office:value-type="string">
                  <text:p text:style-name="P12">Placa</text:p>
                </table:table-cell>
                <table:table-cell table:style-name="Tabela4.A1" office:value-type="string">
                  <text:p text:style-name="P20">Data</text:p>
                </table:table-cell>
                <table:table-cell table:style-name="Tabela4.D1" office:value-type="string">
                  <text:p text:style-name="P12">Tipo: rot/mens</text:p>
                </table:table-cell>
              </table:table-row>
            </table:table>
            <table:table table:name="Tabela5" table:style-name="Tabela5">
              <table:table-column table:style-name="Tabela5.A"/>
              <table:table-row table:style-name="Tabela5.1">
                <table:table-cell table:style-name="Tabela5.A1" office:value-type="string">
                  <text:p text:style-name="P11"/>
                </table:table-cell>
              </table:table-row>
            </table:table>
            <text:p text:style-name="P8"/>
          </table:table-cell>
        </table:table-row>
      </table:table>
      <text:p text:style-name="P26"/>
      <text:p text:style-name="P24">1 - Gerar Entrada: <text:s/></text:p>
      <text:p text:style-name="P24">2 - Gerar Sa<text:span text:style-name="T1">í</text:span>da: <text:s/></text:p>
      <text:p text:style-name="P24">3 - Total de Vagas Rotativo : </text:p>
      <text:p text:style-name="P24">4 - Vagas Disponível no Rotativo: </text:p>
      <text:p text:style-name="P24">5 - Mostra Veículos no Rotativo: </text:p>
      <text:p text:style-name="P24">6 - Buscar por Veiculo no Rotativo: </text:p>
      <text:p text:style-name="P24">7 - Cadastrar Vip:</text:p>
      <text:p text:style-name="P24">8 - Mostra Veículos Vip: </text:p>
      <text:p text:style-name="P24">9 - Vagas Disponível no Vip: </text:p>
      <text:p text:style-name="P24">10 - Remover Vip: </text:p>
      <text:p text:style-name="P24"><text:soft-page-break/>11 - Sair do Programa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4:27:29.365901891</meta:creation-date>
    <meta:generator>LibreOffice/6.4.7.2$Linux_X86_64 LibreOffice_project/40$Build-2</meta:generator>
    <dc:date>2021-10-19T16:30:22.874591968</dc:date>
    <meta:editing-duration>PT1H41S</meta:editing-duration>
    <meta:editing-cycles>17</meta:editing-cycles>
    <meta:document-statistic meta:table-count="11" meta:image-count="0" meta:object-count="0" meta:page-count="3" meta:paragraph-count="57" meta:word-count="246" meta:character-count="1375" meta:non-whitespace-character-count="1173"/>
  </office:meta>
</office:document-meta>
</file>